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mbria" svg:font-family="Cambria" style:font-family-generic="roman" style:font-pitch="variable"/>
    <style:font-face style:name="Times" svg:font-family="Times"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imes1" svg:font-family="Time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color="#3f3f3f" style:font-name="Times" fo:font-size="14pt" fo:language="en" fo:country="US" style:font-size-asian="14pt" style:font-name-complex="Times1" style:font-size-complex="14pt"/>
    </style:style>
    <style:style style:name="P3" style:family="paragraph" style:parent-style-name="Standard">
      <style:text-properties fo:color="#3f3f3f" style:font-name="Times" fo:font-size="14pt" fo:language="en" fo:country="US" fo:font-weight="bold" style:font-size-asian="14pt" style:font-weight-asian="bold" style:font-name-complex="Times1" style:font-size-complex="14pt"/>
    </style:style>
    <style:style style:name="P4" style:family="paragraph" style:parent-style-name="Heading_20_1" style:master-page-name="Standard">
      <style:paragraph-properties style:page-number="auto"/>
      <style:text-properties fo:language="en" fo:country="US" fo:font-weight="normal" style:font-weight-asian="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85526766462542756" text:style-name="Outline">
        <text:list-item>
          <text:h text:style-name="P4" text:outline-level="1"><text:bookmark text:name="_GoBack"/>Samuel J. Dunham</text:h>
        </text:list-item>
      </text:list>
      <text:p text:style-name="P1"/>
      <text:p text:style-name="P2">Vanderbilt University</text:p>
      <text:p text:style-name="P2">University of Tennessee - Knoxville</text:p>
      <text:p text:style-name="P2"/>
      <text:p text:style-name="P2">samuel.j.dunham@vanderbilt.edu</text:p>
      <text:p text:style-name="P2"/>
      <text:p text:style-name="P2">Title: A Discontinuous Galerkin Method for General Relativistic Hydrodynamics in thornado</text:p>
      <text:p text:style-name="P3"/>
      <text:p text:style-name="P2">Abstract:</text:p>
      <text:p text:style-name="P2">Discontinuous Galerkin (DG) methods have been applied to special relativistic hydrodynamics, but little attention has been given their application to general relativistic (GR) hydrodynamics, particularly in the context of core-collapse supernovae (CCSNe). We are developing a DG-GR hydrodynamics solver, with an eye strongly toward CCSNe. We show results from three test problems: The first is a 2D, special relativistic Kelvin-Helmholtz instability problem, showing the code's ability to resolve turbulence; the second is a 2D, special relativistic Riemann problem, which demonstrates the code's ability to resolve strong shocks in multiple dimensions; and the third is a general relativistic standing accretion shock instability (SASI) problem, a crucial element of the neutrino-driven CCSN mechanism, which tests the code's ability to handle curvilinear coordinates in a stationary background spacetime. These problems also demonstrate the code's use of limiters, such as slope and positivity limiters. We are developing this code under the thornado framework, but make use of AMReX for distributed parallelism and AMR capabilities. I will focus on the GR SASI problem and the integration of AMReX with thorn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mbria" svg:font-family="Cambria" style:font-family-generic="roman" style:font-pitch="variable"/>
    <style:font-face style:name="Times" svg:font-family="Times"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imes1" svg:font-family="Times"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fr" fo:country="FR"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mbria" fo:font-size="10pt" fo:language="fr" fo:country="FR" style:font-name-asian="MS Mincho"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1665in" fo:margin-bottom="0.0417in" fo:keep-with-next="always"/>
      <style:text-properties fo:font-size="16pt" fo:font-weight="bold" style:letter-kerning="true" style:font-name-asian="Times New Roman" style:font-size-asian="16pt" style:font-weight-asian="bold" style:font-size-complex="16pt" style:font-weight-complex="bold"/>
    </style:style>
    <style:style style:name="Default_20_Paragraph_20_Font" style:display-name="Default Paragraph Font" style:family="text"/>
    <style:style style:name="Titre_20_1_20_Car" style:display-name="Titre 1 Car" style:family="text">
      <style:text-properties style:font-name="Cambria" fo:font-size="16pt" fo:font-weight="bold" style:letter-kerning="true" style:font-name-asian="Times New Roman" style:font-size-asian="16pt" style:font-weight-asian="bold" style:font-name-complex="Times New Roman" style:font-size-complex="16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douard Audit</meta:initial-creator>
    <dc:creator>Samuel Dunham</dc:creator>
    <meta:editing-cycles>10</meta:editing-cycles>
    <meta:creation-date>2019-02-22T16:52:00</meta:creation-date>
    <dc:date>2019-05-25T11:19:19</dc:date>
    <meta:editing-duration>PT48M48S</meta:editing-duration>
    <meta:generator>OpenOffice/4.1.5$Unix OpenOffice.org_project/415m1$Build-9789</meta:generator>
    <meta:document-statistic meta:table-count="0" meta:image-count="0" meta:object-count="0" meta:page-count="1" meta:paragraph-count="7" meta:word-count="198" meta:character-count="1415"/>
    <meta:user-defined meta:name="AppVersion">14.0000</meta:user-defined>
    <meta:user-defined meta:name="Company">CE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